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7" style:family="paragraph" style:parent-style-name="Text_20_body" style:list-style-name="L7">
      <style:paragraph-properties fo:margin-top="0in" fo:margin-bottom="0in" fo:padding="0.0193in" fo:border="0.0008in solid #d9d9e3"/>
    </style:style>
    <style:style style:name="P8" style:family="paragraph" style:parent-style-name="Text_20_body" style:list-style-name="L8">
      <style:paragraph-properties fo:margin-top="0in" fo:margin-bottom="0in" fo:padding="0.0193in" fo:border="0.0008in solid #d9d9e3"/>
    </style:style>
    <style:style style:name="P9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7">
      <style:paragraph-properties fo:margin-top="0in" fo:margin-bottom="0in" fo:padding="0.0193in" fo:border="0.0008in solid #d9d9e3"/>
    </style:style>
    <style:style style:name="P18" style:family="paragraph" style:parent-style-name="Text_20_body">
      <style:paragraph-properties fo:padding="0.0193in" fo:border="0.0008in solid #d9d9e3"/>
    </style:style>
    <style:style style:name="P19" style:family="paragraph" style:parent-style-name="Text_20_body" style:list-style-name="L1">
      <style:paragraph-properties fo:padding="0.0193in" fo:border="0.0008in solid #d9d9e3"/>
    </style:style>
    <style:style style:name="P20" style:family="paragraph" style:parent-style-name="Text_20_body" style:list-style-name="L2">
      <style:paragraph-properties fo:padding="0.0193in" fo:border="0.0008in solid #d9d9e3"/>
    </style:style>
    <style:style style:name="P21" style:family="paragraph" style:parent-style-name="Text_20_body" style:list-style-name="L3">
      <style:paragraph-properties fo:padding="0.0193in" fo:border="0.0008in solid #d9d9e3"/>
    </style:style>
    <style:style style:name="P22" style:family="paragraph" style:parent-style-name="Text_20_body" style:list-style-name="L4">
      <style:paragraph-properties fo:padding="0.0193in" fo:border="0.0008in solid #d9d9e3"/>
    </style:style>
    <style:style style:name="P23" style:family="paragraph" style:parent-style-name="Text_20_body" style:list-style-name="L5">
      <style:paragraph-properties fo:padding="0.0193in" fo:border="0.0008in solid #d9d9e3"/>
    </style:style>
    <style:style style:name="P24" style:family="paragraph" style:parent-style-name="Text_20_body" style:list-style-name="L6">
      <style:paragraph-properties fo:padding="0.0193in" fo:border="0.0008in solid #d9d9e3"/>
    </style:style>
    <style:style style:name="P25" style:family="paragraph" style:parent-style-name="Text_20_body" style:list-style-name="L7">
      <style:paragraph-properties fo:padding="0.0193in" fo:border="0.0008in solid #d9d9e3"/>
    </style:style>
    <style:style style:name="P26" style:family="paragraph" style:parent-style-name="Text_20_body" style:list-style-name="L8">
      <style:paragraph-properties fo:padding="0.0193in" fo:border="0.0008in solid #d9d9e3"/>
    </style:style>
    <style:style style:name="P27" style:family="paragraph" style:parent-style-name="Text_20_body" style:list-style-name="L9">
      <style:paragraph-properties fo:padding="0.0193in" fo:border="0.0008in solid #d9d9e3"/>
    </style:style>
    <style:style style:name="P28" style:family="paragraph" style:parent-style-name="Text_20_body" style:list-style-name="L10">
      <style:paragraph-properties fo:padding="0.0193in" fo:border="0.0008in solid #d9d9e3"/>
    </style:style>
    <style:style style:name="P29" style:family="paragraph" style:parent-style-name="Text_20_body" style:list-style-name="L11">
      <style:paragraph-properties fo:padding="0.0193in" fo:border="0.0008in solid #d9d9e3"/>
    </style:style>
    <style:style style:name="P30" style:family="paragraph" style:parent-style-name="Text_20_body" style:list-style-name="L12">
      <style:paragraph-properties fo:padding="0.0193in" fo:border="0.0008in solid #d9d9e3"/>
    </style:style>
    <style:style style:name="P31" style:family="paragraph" style:parent-style-name="Text_20_body" style:list-style-name="L13">
      <style:paragraph-properties fo:padding="0.0193in" fo:border="0.0008in solid #d9d9e3"/>
    </style:style>
    <style:style style:name="P32" style:family="paragraph" style:parent-style-name="Text_20_body" style:list-style-name="L14">
      <style:paragraph-properties fo:padding="0.0193in" fo:border="0.0008in solid #d9d9e3"/>
    </style:style>
    <style:style style:name="P33" style:family="paragraph" style:parent-style-name="Text_20_body" style:list-style-name="L15">
      <style:paragraph-properties fo:padding="0.0193in" fo:border="0.0008in solid #d9d9e3"/>
    </style:style>
    <style:style style:name="P34" style:family="paragraph" style:parent-style-name="Text_20_body" style:list-style-name="L16">
      <style:paragraph-properties fo:padding="0.0193in" fo:border="0.0008in solid #d9d9e3"/>
    </style:style>
    <style:style style:name="P35" style:family="paragraph" style:parent-style-name="Text_20_body" style:list-style-name="L17">
      <style:paragraph-properties fo:padding="0.0193in" fo:border="0.0008in solid #d9d9e3"/>
    </style:style>
    <style:style style:name="P36" style:family="paragraph" style:parent-style-name="Text_20_body" style:list-style-name="L18">
      <style:paragraph-properties fo:padding="0.0193in" fo:border="0.0008in solid #d9d9e3"/>
    </style:style>
    <style:style style:name="P37" style:family="paragraph" style:parent-style-name="Heading_20_3">
      <style:paragraph-properties fo:padding="0.0193in" fo:border="0.0008in solid #d9d9e3"/>
    </style:style>
    <style:style style:name="P38" style:family="paragraph" style:parent-style-name="Heading_20_2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Учебник по Laravel для разработчика</text:span></text:h>
      <text:h text:style-name="P38" text:outline-level="2"><text:span text:style-name="Strong_20_Emphasis">Глава 1: Введение в Laravel</text:span></text:h>
      <text:h text:style-name="P37" text:outline-level="3"><text:span text:style-name="Strong_20_Emphasis">1.1 Что такое Laravel?</text:span></text:h>
      <text:list xml:id="list587223671385442659" text:style-name="L1">
        <text:list-item>
          <text:p text:style-name="P1">Основы фреймворка Laravel</text:p>
        </text:list-item>
        <text:list-item>
          <text:p text:style-name="P19">Преимущества и особенности</text:p>
        </text:list-item>
      </text:list>
      <text:h text:style-name="P37" text:outline-level="3"><text:span text:style-name="Strong_20_Emphasis">1.2 Установка и настройка</text:span></text:h>
      <text:list xml:id="list3670964505047094543" text:style-name="L2">
        <text:list-item>
          <text:p text:style-name="P2">Установка Laravel через Composer</text:p>
        </text:list-item>
        <text:list-item>
          <text:p text:style-name="P20">Конфигурация окружения и базы данных</text:p>
        </text:list-item>
      </text:list>
      <text:h text:style-name="P37" text:outline-level="3"><text:span text:style-name="Strong_20_Emphasis">1.3 Структура проекта</text:span></text:h>
      <text:list xml:id="list5536392030532359160" text:style-name="L3">
        <text:list-item>
          <text:p text:style-name="P3">Обзор структуры папок и файлов в Laravel</text:p>
        </text:list-item>
        <text:list-item>
          <text:p text:style-name="P21">MVC (Model-View-Controller) паттерн</text:p>
        </text:list-item>
      </text:list>
      <text:h text:style-name="P38" text:outline-level="2"><text:span text:style-name="Strong_20_Emphasis">Глава 2: Основы Laravel</text:span></text:h>
      <text:h text:style-name="P37" text:outline-level="3"><text:span text:style-name="Strong_20_Emphasis">2.1 Маршрутизация</text:span></text:h>
      <text:list xml:id="list3392223852902796958" text:style-name="L4">
        <text:list-item>
          <text:p text:style-name="P4">Создание маршрутов</text:p>
        </text:list-item>
        <text:list-item>
          <text:p text:style-name="P4">Передача параметров в маршруты</text:p>
        </text:list-item>
        <text:list-item>
          <text:p text:style-name="P22">Группировка маршрутов</text:p>
        </text:list-item>
      </text:list>
      <text:h text:style-name="P37" text:outline-level="3"><text:span text:style-name="Strong_20_Emphasis">2.2 Контроллеры</text:span></text:h>
      <text:list xml:id="list241482985821642742" text:style-name="L5">
        <text:list-item>
          <text:p text:style-name="P5">Создание и использование контроллеров</text:p>
        </text:list-item>
        <text:list-item>
          <text:p text:style-name="P23">Middleware и их роль</text:p>
        </text:list-item>
      </text:list>
      <text:h text:style-name="P37" text:outline-level="3"><text:span text:style-name="Strong_20_Emphasis">2.3 Blade шаблоны</text:span></text:h>
      <text:list xml:id="list8780470929514758250" text:style-name="L6">
        <text:list-item>
          <text:p text:style-name="P6">Введение в Blade - движок шаблонов Laravel</text:p>
        </text:list-item>
        <text:list-item>
          <text:p text:style-name="P24">Использование директив Blade</text:p>
        </text:list-item>
      </text:list>
      <text:h text:style-name="P37" text:outline-level="3"><text:span text:style-name="Strong_20_Emphasis">2.4 Eloquent ORM</text:span></text:h>
      <text:list xml:id="list176697068193716581" text:style-name="L7">
        <text:list-item>
          <text:p text:style-name="P7">Основы работы с Eloquent ORM</text:p>
        </text:list-item>
        <text:list-item>
          <text:p text:style-name="P25">Операции CRUD (Create, Read, Update, Delete)</text:p>
        </text:list-item>
      </text:list>
      <text:h text:style-name="P38" text:outline-level="2"><text:soft-page-break/><text:span text:style-name="Strong_20_Emphasis">Глава 3: Расширенные темы в Laravel</text:span></text:h>
      <text:h text:style-name="P37" text:outline-level="3"><text:span text:style-name="Strong_20_Emphasis">3.1 Аутентификация и авторизация</text:span></text:h>
      <text:list xml:id="list2343823295435385916" text:style-name="L8">
        <text:list-item>
          <text:p text:style-name="P8">Работа с системой аутентификации</text:p>
        </text:list-item>
        <text:list-item>
          <text:p text:style-name="P26">Роли и разрешения</text:p>
        </text:list-item>
      </text:list>
      <text:h text:style-name="P37" text:outline-level="3"><text:span text:style-name="Strong_20_Emphasis">3.2 Работа с базами данных</text:span></text:h>
      <text:list xml:id="list8491384249082066019" text:style-name="L9">
        <text:list-item>
          <text:p text:style-name="P9">Миграции базы данных</text:p>
        </text:list-item>
        <text:list-item>
          <text:p text:style-name="P27">Работа с сидерами</text:p>
        </text:list-item>
      </text:list>
      <text:h text:style-name="P37" text:outline-level="3"><text:span text:style-name="Strong_20_Emphasis">3.3 Работа с файлами и изображениями</text:span></text:h>
      <text:list xml:id="list3881615113734795928" text:style-name="L10">
        <text:list-item>
          <text:p text:style-name="P10">Загрузка и хранение файлов</text:p>
        </text:list-item>
        <text:list-item>
          <text:p text:style-name="P28">Манипуляции с изображениями</text:p>
        </text:list-item>
      </text:list>
      <text:h text:style-name="P37" text:outline-level="3"><text:span text:style-name="Strong_20_Emphasis">3.4 Управление зависимостями</text:span></text:h>
      <text:list xml:id="list4314082834883987186" text:style-name="L11">
        <text:list-item>
          <text:p text:style-name="P11">Использование Composer для управления зависимостями</text:p>
        </text:list-item>
        <text:list-item>
          <text:p text:style-name="P29">Интеграция пакетов в проект</text:p>
        </text:list-item>
      </text:list>
      <text:h text:style-name="P38" text:outline-level="2"><text:span text:style-name="Strong_20_Emphasis">Глава 4: Оптимизация и Тестирование</text:span></text:h>
      <text:h text:style-name="P37" text:outline-level="3"><text:span text:style-name="Strong_20_Emphasis">4.1 Оптимизация производительности</text:span></text:h>
      <text:list xml:id="list2080187488781085283" text:style-name="L12">
        <text:list-item>
          <text:p text:style-name="P12">Кеширование данных</text:p>
        </text:list-item>
        <text:list-item>
          <text:p text:style-name="P30">Оптимизация запросов к базе данных</text:p>
        </text:list-item>
      </text:list>
      <text:h text:style-name="P37" text:outline-level="3"><text:span text:style-name="Strong_20_Emphasis">4.2 Тестирование</text:span></text:h>
      <text:list xml:id="list5866047701674581138" text:style-name="L13">
        <text:list-item>
          <text:p text:style-name="P13">Зачем нужно тестирование в Laravel</text:p>
        </text:list-item>
        <text:list-item>
          <text:p text:style-name="P31">Тестирование с помощью PHPUnit</text:p>
        </text:list-item>
      </text:list>
      <text:h text:style-name="P38" text:outline-level="2"><text:span text:style-name="Strong_20_Emphasis">Глава 5: Развитие приложения на Laravel</text:span></text:h>
      <text:h text:style-name="P37" text:outline-level="3"><text:span text:style-name="Strong_20_Emphasis">5.1 Работа с API</text:span></text:h>
      <text:list xml:id="list782373474516800548" text:style-name="L14">
        <text:list-item>
          <text:p text:style-name="P14">Создание API с использованием Laravel</text:p>
        </text:list-item>
        <text:list-item>
          <text:p text:style-name="P32">Аутентификация API</text:p>
        </text:list-item>
      </text:list>
      <text:h text:style-name="P37" text:outline-level="3"><text:span text:style-name="Strong_20_Emphasis">5.2 Работа с фронтендом</text:span></text:h>
      <text:list xml:id="list5844603012764625568" text:style-name="L15">
        <text:list-item>
          <text:p text:style-name="P15">Интеграция Laravel с фронтенд фреймворками</text:p>
        </text:list-item>
        <text:list-item>
          <text:p text:style-name="P33">AJAX запросы в Laravel</text:p>
        </text:list-item>
      </text:list>
      <text:h text:style-name="P37" text:outline-level="3"><text:soft-page-break/><text:span text:style-name="Strong_20_Emphasis">5.3 Деплой и масштабирование</text:span></text:h>
      <text:list xml:id="list7525545802980151696" text:style-name="L16">
        <text:list-item>
          <text:p text:style-name="P16">Деплой приложения на сервер</text:p>
        </text:list-item>
        <text:list-item>
          <text:p text:style-name="P34">Масштабирование приложения с помощью Laravel</text:p>
        </text:list-item>
      </text:list>
      <text:h text:style-name="P38" text:outline-level="2"><text:span text:style-name="Strong_20_Emphasis">Заключение</text:span></text:h>
      <text:h text:style-name="P37" text:outline-level="3"><text:span text:style-name="Strong_20_Emphasis">6.1 Дальнейшие ресурсы</text:span></text:h>
      <text:list xml:id="list3052456031663748917" text:style-name="L17">
        <text:list-item>
          <text:p text:style-name="P17">Рекомендуемая литература и ресурсы для изучения Laravel</text:p>
        </text:list-item>
        <text:list-item>
          <text:p text:style-name="P35">Сообщества и форумы для общения и получения помощи</text:p>
        </text:list-item>
      </text:list>
      <text:h text:style-name="P37" text:outline-level="3"><text:span text:style-name="Strong_20_Emphasis">6.2 Финальный проект</text:span></text:h>
      <text:list xml:id="list5211596815469668448" text:style-name="L18">
        <text:list-item>
          <text:p text:style-name="P36">Задание на создание финального проекта для закрепления знаний</text:p>
        </text:list-item>
      </text:list>
      <text:p text:style-name="P18">Это лишь общая структура, которая может быть расширена или изменена в зависимости от уровня и целей аудитории. Каждая тема может быть дополнена примерами кода, упражнениями и практическими проектами для более глубокого поним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6:08.32</dc:date>
    <meta:document-statistic meta:table-count="0" meta:image-count="0" meta:object-count="0" meta:page-count="3" meta:paragraph-count="62" meta:word-count="317" meta:character-count="2034"/>
    <dc:creator>Dima Wide</dc:creator>
    <meta:user-defined meta:name="Info 1"/>
    <meta:user-defined meta:name="Info 2"/>
    <meta:user-defined meta:name="Info 3"/>
    <meta:user-defined meta:name="Info 4"/>
  </office:meta>
</office:document-meta>
</file>